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2"/>
    <style:style style:name="ce11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2">
      <style:table-cell-properties fo:background-color="transparent"/>
    </style:style>
    <style:style style:name="ce45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2"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63" office:value-type="string" calcext:value-type="string">
            <text:p>Taller de Traducción Ingeniería y Adelantos Tecnológicos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6A1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6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6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6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16" office:value-type="string" calcext:value-type="string">
            <text:p>UTECA</text:p>
          </table:table-cell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Saeko grades</text:p>
          </table:table-cell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0"/>
          <table:table-cell table:style-name="ce16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16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74" table:number-columns-repeated="2"/>
          <table:table-cell table:style-name="ce16"/>
          <table:table-cell/>
          <table:table-cell table:style-name="ce74" table:number-columns-repeated="2"/>
          <table:table-cell table:style-name="ce16"/>
          <table:table-cell table:style-name="ce140"/>
          <table:table-cell table:style-name="ce74" table:number-columns-repeated="2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6" table:formula="of:=(0.1*AVERAGE([.H14];[.L14];[.P14]))+(0.3*AVERAGE([.I14];[.M14];[.Q14]))+(0.3*AVERAGE([.J14];[.N14];[.Q14]))+(0.3*[.T14])" office:value-type="float" office:value="9.46" calcext:value-type="float">
            <text:p>9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8.9" calcext:value-type="float">
            <text:p>8.9</text:p>
          </table:table-cell>
          <table:table-cell table:style-name="ce135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6" table:formula="of:=(0.1*AVERAGE([.H15];[.L15];[.P15]))+(0.3*AVERAGE([.I15];[.M15];[.Q15]))+(0.3*AVERAGE([.J15];[.N15];[.Q15]))+(0.3*[.T15])" office:value-type="float" office:value="8.29" calcext:value-type="float">
            <text:p>8.3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7.8" calcext:value-type="float">
            <text:p>7.8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6" table:formula="of:=(0.1*AVERAGE([.H16];[.L16];[.P16]))+(0.3*AVERAGE([.I16];[.M16];[.Q16]))+(0.3*AVERAGE([.J16];[.N16];[.Q16]))+(0.3*[.T16])" office:value-type="float" office:value="8.63" calcext:value-type="float">
            <text:p>8.6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6" table:formula="of:=(0.1*AVERAGE([.H17];[.L17];[.P17]))+(0.3*AVERAGE([.I17];[.M17];[.Q17]))+(0.3*AVERAGE([.J17];[.N17];[.Q17]))+(0.3*[.T17])" office:value-type="float" office:value="9.68" calcext:value-type="float">
            <text:p>9.7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11" calcext:value-type="float">
            <text:p>11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11.1" calcext:value-type="float">
            <text:p>11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6" table:formula="of:=(0.1*AVERAGE([.H19];[.L19];[.P19]))+(0.3*AVERAGE([.I19];[.M19];[.Q19]))+(0.3*AVERAGE([.J19];[.N19];[.Q19]))+(0.3*[.T19])" office:value-type="float" office:value="7.69" calcext:value-type="float">
            <text:p>7.7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6.8" calcext:value-type="float">
            <text:p>6.8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6" table:formula="of:=(0.1*AVERAGE([.H20];[.L20];[.P20]))+(0.3*AVERAGE([.I20];[.M20];[.Q20]))+(0.3*AVERAGE([.J20];[.N20];[.Q20]))+(0.3*[.T20])" office:value-type="float" office:value="9.6" calcext:value-type="float">
            <text:p>9.6</text:p>
          </table:table-cell>
          <table:table-cell table:style-name="ce119"/>
          <table:table-cell table:style-name="ce26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0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6" table:formula="of:=(0.1*AVERAGE([.H21];[.L21];[.P21]))+(0.3*AVERAGE([.I21];[.M21];[.Q21]))+(0.3*AVERAGE([.J21];[.N21];[.Q21]))+(0.3*[.T21])" office:value-type="float" office:value="8.65" calcext:value-type="float">
            <text:p>8.7</text:p>
          </table:table-cell>
          <table:table-cell table:style-name="ce113"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number-columns-repeated="2"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6" calcext:value-type="float">
            <text:p>6.6</text:p>
          </table:table-cell>
          <table:table-cell table:style-name="ce104" office:value-type="float" office:value="8.5" calcext:value-type="float">
            <text:p>8.5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6" table:formula="of:=(0.1*AVERAGE([.H22];[.L22];[.P22]))+(0.3*AVERAGE([.I22];[.M22];[.Q22]))+(0.3*AVERAGE([.J22];[.N22];[.Q22]))+(0.3*[.T22])" office:value-type="float" office:value="9.56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6" table:formula="of:=(0.1*AVERAGE([.H23];[.L23];[.P23]))+(0.3*AVERAGE([.I23];[.M23];[.Q23]))+(0.3*AVERAGE([.J23];[.N23];[.Q23]))+(0.3*[.T23])" office:value-type="float" office:value="8.14" calcext:value-type="float">
            <text:p>8.1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5" calcext:value-type="float">
            <text:p>5.0</text:p>
          </table:table-cell>
          <table:table-cell table:style-name="ce104" office:value-type="float" office:value="9.9" calcext:value-type="float">
            <text:p>9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6" table:formula="of:=(0.1*AVERAGE([.H24];[.L24];[.P24]))+(0.3*AVERAGE([.I24];[.M24];[.Q24]))+(0.3*AVERAGE([.J24];[.N24];[.Q24]))+(0.3*[.T24])" office:value-type="float" office:value="9.04" calcext:value-type="float">
            <text:p>9.0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.1" calcext:value-type="float">
            <text:p>10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 table:style-name="ce135"/>
          <table:table-cell table:style-name="ce49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6" table:formula="of:=(0.1*AVERAGE([.H25];[.L25];[.P25]))+(0.3*AVERAGE([.I25];[.M25];[.Q25]))+(0.3*AVERAGE([.J25];[.N25];[.Q25]))+(0.3*[.T25])" office:value-type="float" office:value="8.48" calcext:value-type="float">
            <text:p>8.5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9.8" calcext:value-type="float">
            <text:p>9.8</text:p>
          </table:table-cell>
          <table:table-cell table:style-name="ce104"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9" calcext:value-type="float">
            <text:p>6.9</text:p>
          </table:table-cell>
          <table:table-cell table:style-name="ce104" office:value-type="float" office:value="8" calcext:value-type="float">
            <text:p>8.0</text:p>
          </table:table-cell>
          <table:table-cell table:style-name="ce135"/>
          <table:table-cell table:style-name="ce49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49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6" table:formula="of:=(0.1*AVERAGE([.H27];[.L27];[.P27]))+(0.3*AVERAGE([.I27];[.M27];[.Q27]))+(0.3*AVERAGE([.J27];[.N27];[.Q27]))+(0.3*[.T27])" office:value-type="float" office:value="9.55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6" table:formula="of:=(0.1*AVERAGE([.H28];[.L28];[.P28]))+(0.3*AVERAGE([.I28];[.M28];[.Q28]))+(0.3*AVERAGE([.J28];[.N28];[.Q28]))+(0.3*[.T28])" office:value-type="float" office:value="9.56" calcext:value-type="float">
            <text:p>9.6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13" office:value-type="float" office:value="10" calcext:value-type="float">
            <text:p>10.0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9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6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6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6"/>
          <table:table-cell table:style-name="ce104" table:number-columns-repeated="2"/>
          <table:table-cell table:style-name="ce135"/>
          <table:table-cell table:number-columns-repeated="2"/>
          <table:table-cell table:style-name="ce16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style-name="ce71"/>
          <table:table-cell table:style-name="ce74"/>
          <table:table-cell table:style-name="ce16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6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8T09:44:35.205268989</dc:date>
    <meta:editing-duration>P2DT19H20M55S</meta:editing-duration>
    <meta:editing-cycles>545</meta:editing-cycles>
    <meta:generator>LibreOffice/7.3.7.2$Linux_X86_64 LibreOffice_project/30$Build-2</meta:generator>
    <meta:print-date>2025-04-27T20:36:00.263830672</meta:print-date>
    <meta:document-statistic meta:table-count="1" meta:cell-count="263" meta:object-count="0"/>
  </office:meta>
</office:document-meta>
</file>